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274cm" fo:min-width="2.548cm"/>
    </style:style>
    <style:style style:name="gr2" style:family="graphic" style:parent-style-name="standard">
      <style:graphic-properties draw:fill="solid" draw:fill-color="#ffdaa2" draw:textarea-horizontal-align="justify" draw:textarea-vertical-align="middle" draw:auto-grow-height="false" fo:min-height="1.126cm" fo:min-width="2.4cm"/>
    </style:style>
    <style:style style:name="gr3" style:family="graphic" style:parent-style-name="standard">
      <style:graphic-properties draw:stroke="none" svg:stroke-color="#000000" draw:fill="none" draw:fill-color="#ffffff" fo:min-height="2.67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svg:stroke-color="#000000" draw:marker-end="Symmetric_20_Arrow" draw:marker-end-width="0.20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ffdaa2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3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524cm" svg:x="0.1cm" svg:y="0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524cm" svg:x="0.1cm" svg:y="3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5.207cm" svg:height="2.921cm" svg:x="0.227cm" svg:y="3.264cm">
            <draw:text-box>
              <text:p><text:span text:style-name="T1">1 <text:s text:c="5"/>“a”</text:span></text:p>
            </draw:text-box>
          </draw:frame>
          <draw:line draw:style-name="gr4" draw:text-style-name="P4" draw:layer="layout" svg:x1="0.989cm" svg:y1="3.772cm" svg:x2="1.751cm" svg:y2="3.772cm">
            <text:p/>
          </draw:line>
        </draw:g>
        <draw:frame draw:style-name="gr3" draw:text-style-name="P3" draw:layer="layout" svg:width="5.207cm" svg:height="2.921cm" svg:x="0.227cm" svg:y="0.343cm">
          <draw:text-box>
            <text:p><text:span text:style-name="T1">(1, “a”)</text:span></text:p>
          </draw:text-box>
        </draw:frame>
        <draw:custom-shape draw:style-name="gr1" draw:text-style-name="P1" draw:layer="layout" svg:width="3.048cm" svg:height="1.524cm" svg:x="8cm" svg:y="0.0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524cm" svg:x="4.063cm" svg:y="0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524cm" svg:x="4.037cm" svg:y="3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5.207cm" svg:height="2.921cm" svg:x="4.164cm" svg:y="3.264cm">
            <draw:text-box>
              <text:p><text:span text:style-name="T1">3 <text:s text:c="5"/>“b”</text:span></text:p>
            </draw:text-box>
          </draw:frame>
          <draw:line draw:style-name="gr4" draw:text-style-name="P4" draw:layer="layout" svg:x1="4.926cm" svg:y1="3.772cm" svg:x2="5.688cm" svg:y2="3.772cm">
            <text:p/>
          </draw:line>
        </draw:g>
        <draw:frame draw:style-name="gr3" draw:text-style-name="P3" draw:layer="layout" svg:width="5.207cm" svg:height="2.921cm" svg:x="4.19cm" svg:y="0.343cm">
          <draw:text-box>
            <text:p><text:span text:style-name="T1">(1, “b”)</text:span></text:p>
          </draw:text-box>
        </draw:frame>
        <draw:custom-shape draw:style-name="gr2" draw:text-style-name="P2" draw:layer="layout" svg:width="3.048cm" svg:height="1.524cm" svg:x="7.974cm" svg:y="3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5.207cm" svg:height="2.921cm" svg:x="8.101cm" svg:y="3.264cm">
            <draw:text-box>
              <text:p><text:span text:style-name="T1">6 <text:s text:c="5"/>“c”</text:span></text:p>
            </draw:text-box>
          </draw:frame>
          <draw:line draw:style-name="gr4" draw:text-style-name="P4" draw:layer="layout" svg:x1="8.863cm" svg:y1="3.772cm" svg:x2="9.625cm" svg:y2="3.772cm">
            <text:p/>
          </draw:line>
        </draw:g>
        <draw:frame draw:style-name="gr3" draw:text-style-name="P3" draw:layer="layout" svg:width="5.207cm" svg:height="2.921cm" svg:x="8.127cm" svg:y="0.343cm">
          <draw:text-box>
            <text:p><text:span text:style-name="T1">(2, “c”)</text:span></text:p>
          </draw:text-box>
        </draw:frame>
        <draw:line draw:style-name="gr5" draw:text-style-name="P4" draw:layer="layout" svg:x1="0.872cm" svg:y1="1.209cm" svg:x2="0.664cm" svg:y2="3.386cm">
          <text:p/>
        </draw:line>
        <draw:g>
          <draw:frame draw:style-name="gr6" draw:text-style-name="P5" draw:layer="layout" svg:width="3.556cm" svg:height="0.889cm" svg:x="1.969cm" svg:y="2.052cm">
            <draw:text-box>
              <text:p><text:span text:style-name="T2">1 + 1 + 1 = 3</text:span></text:p>
            </draw:text-box>
          </draw:frame>
          <draw:line draw:style-name="gr5" draw:text-style-name="P4" draw:layer="layout" svg:x1="4.689cm" svg:y1="2.67cm" svg:x2="4.561cm" svg:y2="3.492cm">
            <text:p/>
          </draw:line>
          <draw:line draw:style-name="gr5" draw:text-style-name="P4" draw:layer="layout" svg:x1="4.741cm" svg:y1="1.219cm" svg:x2="3.276cm" svg:y2="2.234cm">
            <text:p/>
          </draw:line>
          <draw:line draw:style-name="gr5" draw:text-style-name="P4" draw:layer="layout" svg:x1="0.862cm" svg:y1="3.518cm" svg:x2="2.159cm" svg:y2="2.568cm">
            <text:p/>
          </draw:line>
        </draw:g>
        <draw:g>
          <draw:frame draw:style-name="gr6" draw:text-style-name="P5" draw:layer="layout" svg:width="3.556cm" svg:height="0.889cm" svg:x="5.942cm" svg:y="2.052cm">
            <draw:text-box>
              <text:p><text:span text:style-name="T2">3 + 2 + 1 = 6</text:span></text:p>
            </draw:text-box>
          </draw:frame>
          <draw:line draw:style-name="gr5" draw:text-style-name="P4" draw:layer="layout" svg:x1="8.662cm" svg:y1="2.67cm" svg:x2="8.534cm" svg:y2="3.492cm">
            <text:p/>
          </draw:line>
          <draw:line draw:style-name="gr5" draw:text-style-name="P4" draw:layer="layout" svg:x1="8.714cm" svg:y1="1.219cm" svg:x2="7.249cm" svg:y2="2.234cm">
            <text:p/>
          </draw:line>
          <draw:line draw:style-name="gr5" draw:text-style-name="P4" draw:layer="layout" svg:x1="4.835cm" svg:y1="3.518cm" svg:x2="6.132cm" svg:y2="2.56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176cm" fo:page-height="4.6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5:05:10.147032887</meta:creation-date>
    <dc:date>2020-08-21T21:18:20.850366471</dc:date>
    <meta:editing-duration>PT45M15S</meta:editing-duration>
    <meta:editing-cycles>14</meta:editing-cycles>
    <meta:generator>LibreOffice/6.0.7.3$Linux_X86_64 LibreOffice_project/00m0$Build-3</meta:generator>
    <meta:document-statistic meta:object-count="29"/>
  </office:meta>
</office:document-meta>
</file>